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8240" draw:style-name="a0" draw:name="Picture 1" text:anchor-type="paragraph" svg:x="-2.75598in" svg:y="-1.19444in" svg:width="10.31198in" svg:height="12.33169in" style:rel-width="scale" style:rel-height="scale"><draw:image xlink:href="media/image1.jpg" xlink:type="simple" xlink:show="embed" xlink:actuate="onLoad"/><svg:title/><svg:desc>A close-up of a painting of flowers

AI-generated content may be incorrect.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yati Golwalkar</meta:initial-creator>
    <dc:creator>Niyati Golwalkar</dc:creator>
    <meta:creation-date>2025-09-02T17:07:00Z</meta:creation-date>
    <dc:date>2025-09-02T17:09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